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/>
      <style:text-properties style:font-name="Calibri"/>
    </style:style>
    <style:style style:name="ce30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4" table:number-columns-repeated="992" table:default-cell-style-name="ce2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2" office:value-type="string" calcext:value-type="string" table:number-columns-spanned="1" table:number-rows-spanned="2">
            <text:p>Support bobine</text:p>
          </table:table-cell>
          <table:table-cell/>
          <table:table-cell table:style-name="ce25"/>
          <table:table-cell table:number-columns-repeated="997"/>
        </table:table-row>
        <table:table-row table:style-name="ro1">
          <table:table-cell table:style-name="ce2" table:formula="of:=SUM([.A3:.A93])" office:value-type="float" office:value="527" calcext:value-type="float">
            <text:p>527</text:p>
          </table:table-cell>
          <table:table-cell table:style-name="ce2" table:formula="of:=SUM([.B3:.B93])" office:value-type="float" office:value="369.52" calcext:value-type="float">
            <text:p>369,52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6])" office:value-type="float" office:value="325.6" calcext:value-type="float">
            <text:p>325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20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5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9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6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5"/>
          <table:table-cell table:style-name="ce26"/>
          <table:table-cell table:style-name="ce8"/>
          <table:table-cell table:number-columns-repeated="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/>
          <table:table-cell table:style-name="ce26"/>
          <table:table-cell table:style-name="ce8" table:number-columns-repeated="2"/>
          <table:table-cell table:number-columns-repeated="2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7"/>
          <table:table-cell/>
          <table:table-cell table:style-name="ce25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HY0006 0.8A / 30c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/>
          <table:table-cell office:value-type="float" office:value="6.6" calcext:value-type="float">
            <text:p>6,6</text:p>
          </table:table-cell>
          <table:table-cell office:value-type="string" calcext:value-type="string" table:number-columns-spanned="1" table:number-rows-spanned="2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HS3001 1.20A / 50cm</text:p>
          </table:table-cell>
          <table:table-cell table:formula="of:=SUM([.F31:.Z31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Nema17 – 40mm – HS3001 1.20A / 80cm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style-name="ce25"/>
          <table:table-cell table:number-columns-repeated="995"/>
        </table:table-row>
        <table:table-row table:style-name="ro1">
          <table:table-cell table:number-columns-repeated="3"/>
          <table:table-cell table:style-name="ce9" office:value-type="string" calcext:value-type="string">
            <text:p>par PC4-B1 (4mm tube M6 filet)</text:p>
          </table:table-cell>
          <table:table-cell table:number-columns-repeated="23"/>
          <table:table-cell table:style-name="ce28"/>
          <table:table-cell table:style-name="ce25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1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0:.Z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7"/>
          <table:table-cell table:style-name="ce30" table:number-columns-repeated="990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6"/>
          <table:table-cell table:style-name="ce18"/>
          <table:table-cell table:style-name="ce13" table:number-columns-repeated="6"/>
          <table:table-cell table:style-name="ce18"/>
          <table:table-cell table:style-name="ce13" table:number-columns-repeated="4"/>
          <table:table-cell table:style-name="ce18" table:number-columns-repeated="2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5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1:.Z61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5"/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table:style-name="ce9" office:value-type="string" calcext:value-type="string">
            <text:p>Turbine 30x30x10 mm – BFB0312HA-A</text:p>
          </table:table-cell>
          <table:table-cell table:formula="of:=SUM([.F62:.Z62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0:.Z7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2:.Z7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5:.Z75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6:.Z7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78:.Z78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79:.Z7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X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Z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88:.Z88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 table:number-columns-repeated="2"/>
          <table:table-cell table:style-name="ce24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6]*[.E96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7]*[.E97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3">
          <table:table-cell table:formula="of:=[.B101]*[.E101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30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5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HY006 (1500gr) / HY007 (90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1200gr (pour X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7/3010-Hotend-Cooling-Fan" xlink:type="simple">Robotdigg</text:a></text:p>
          </table:table-cell>
          <table:table-cell office:value-type="string" calcext:value-type="string">
            <text:p>Ventilateur 30x30x10mm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514/12V-or-24V-4010-Turbo-Blower" xlink:type="simple">Robotdigg</text:a></text:p>
          </table:table-cell>
          <table:table-cell office:value-type="string" calcext:value-type="string">
            <text:p>Turbine 40x40x10mm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4:49:09.0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1-19T14:56:10.176000000</dc:date>
    <meta:print-date>2015-08-14T12:58:27Z</meta:print-date>
    <meta:editing-duration>P1DT6H13M17S</meta:editing-duration>
    <meta:editing-cycles>80</meta:editing-cycles>
    <meta:document-statistic meta:table-count="1" meta:cell-count="510" meta:object-count="0"/>
  </office:meta>
</office:document-meta>
</file>